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02cm" svg:stroke-color="#008000" draw:marker-start-width="0.352cm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800000" draw:marker-start-width="0.352cm" draw:marker-end-width="0.352cm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ircle draw:style-name="gr1" draw:text-style-name="P1" draw:layer="layout" svg:width="1.016cm" svg:height="1.016cm" svg:x="3.04cm" svg:y="18.038cm">
          <text:p text:style-name="P1">3</text:p>
        </draw:circle>
        <draw:circle draw:style-name="gr1" draw:text-style-name="P1" draw:layer="layout" svg:width="1.016cm" svg:height="1.016cm" svg:x="4.229cm" svg:y="18.047cm">
          <text:p text:style-name="P1">0</text:p>
        </draw:circle>
        <draw:circle draw:style-name="gr1" draw:text-style-name="P1" draw:layer="layout" svg:width="1.016cm" svg:height="1.016cm" svg:x="5.439cm" svg:y="18.047cm">
          <text:p text:style-name="P1">5</text:p>
        </draw:circle>
        <draw:circle draw:style-name="gr1" draw:text-style-name="P1" draw:layer="layout" svg:width="1.016cm" svg:height="1.016cm" svg:x="6.669cm" svg:y="18.047cm">
          <text:p text:style-name="P1">3</text:p>
        </draw:circle>
        <draw:circle draw:style-name="gr1" draw:text-style-name="P1" draw:layer="layout" svg:width="1.016cm" svg:height="1.016cm" svg:x="8.79cm" svg:y="18.048cm">
          <text:p text:style-name="P1">2</text:p>
        </draw:circle>
        <draw:circle draw:style-name="gr1" draw:text-style-name="P1" draw:layer="layout" svg:width="1.016cm" svg:height="1.016cm" svg:x="9.979cm" svg:y="18.057cm">
          <text:p text:style-name="P1">7</text:p>
        </draw:circle>
        <draw:circle draw:style-name="gr1" draw:text-style-name="P1" draw:layer="layout" svg:width="1.016cm" svg:height="1.016cm" svg:x="11.189cm" svg:y="18.057cm">
          <text:p text:style-name="P1">6</text:p>
        </draw:circle>
        <draw:circle draw:style-name="gr1" draw:text-style-name="P1" draw:layer="layout" svg:width="1.016cm" svg:height="1.016cm" svg:x="12.419cm" svg:y="18.057cm">
          <text:p text:style-name="P1">1</text:p>
        </draw:circle>
        <draw:circle draw:style-name="gr1" draw:text-style-name="P1" draw:layer="layout" svg:width="1.016cm" svg:height="1.016cm" svg:x="14.47cm" svg:y="18.058cm">
          <text:p text:style-name="P1">0</text:p>
        </draw:circle>
        <draw:circle draw:style-name="gr1" draw:text-style-name="P1" draw:layer="layout" svg:width="1.016cm" svg:height="1.016cm" svg:x="15.659cm" svg:y="18.067cm">
          <text:p text:style-name="P1">2</text:p>
        </draw:circle>
        <draw:circle draw:style-name="gr1" draw:text-style-name="P1" draw:layer="layout" svg:width="1.016cm" svg:height="1.016cm" svg:x="16.869cm" svg:y="18.067cm">
          <text:p text:style-name="P1">5</text:p>
        </draw:circle>
        <draw:circle draw:style-name="gr1" draw:text-style-name="P1" draw:layer="layout" svg:width="1.016cm" svg:height="1.016cm" svg:x="18.099cm" svg:y="18.067cm">
          <text:p text:style-name="P1">1</text:p>
        </draw:circle>
        <draw:circle draw:style-name="gr1" draw:text-style-name="P1" draw:layer="layout" svg:width="1.016cm" svg:height="1.016cm" svg:x="20.38cm" svg:y="18.038cm">
          <text:p text:style-name="P1">1</text:p>
        </draw:circle>
        <draw:circle draw:style-name="gr1" draw:text-style-name="P1" draw:layer="layout" svg:width="1.016cm" svg:height="1.016cm" svg:x="21.569cm" svg:y="18.047cm">
          <text:p text:style-name="P1">2</text:p>
        </draw:circle>
        <draw:circle draw:style-name="gr1" draw:text-style-name="P1" draw:layer="layout" svg:width="1.016cm" svg:height="1.016cm" svg:x="22.779cm" svg:y="18.047cm">
          <text:p text:style-name="P1">3</text:p>
        </draw:circle>
        <draw:circle draw:style-name="gr1" draw:text-style-name="P1" draw:layer="layout" svg:width="1.016cm" svg:height="1.016cm" svg:x="24.009cm" svg:y="18.047cm">
          <text:p text:style-name="P1">4</text:p>
        </draw:circle>
        <draw:circle draw:style-name="gr1" draw:text-style-name="P1" draw:layer="layout" svg:width="1.016cm" svg:height="1.016cm" svg:x="4.72cm" svg:y="11.308cm">
          <text:p/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/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layer="layout" svg:width="2.123cm" svg:height="0.963cm" svg:x="1.352cm" svg:y="4.318cm">
          <draw:text-box>
            <text:p>White</text:p>
          </draw:text-box>
        </draw:frame>
        <draw:frame draw:style-name="gr3" draw:layer="layout" svg:width="2.051cm" svg:height="0.963cm" svg:x="1.27cm" svg:y="11.43cm">
          <draw:text-box>
            <text:p>Black</text:p>
          </draw:text-box>
        </draw:frame>
        <draw:frame draw:style-name="gr3" draw:layer="layout" svg:width="3.66cm" svg:height="1.675cm" svg:x="22.352cm" svg:y="1.524cm">
          <draw:text-box>
            <text:p>MIN = INF</text:p>
            <text:p>MAX= -INF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1" draw:text-style-name="P2" draw:layer="layout" svg:width="1.016cm" svg:height="1.016cm" svg:x="4.229cm" svg:y="18.047cm">
          <text:p text:style-name="P2">0</text:p>
        </draw:circle>
        <draw:circle draw:style-name="gr1" draw:text-style-name="P2" draw:layer="layout" svg:width="1.016cm" svg:height="1.016cm" svg:x="5.439cm" svg:y="18.047cm">
          <text:p text:style-name="P2">5</text:p>
        </draw:circle>
        <draw:circle draw:style-name="gr1" draw:text-style-name="P2" draw:layer="layout" svg:width="1.016cm" svg:height="1.016cm" svg:x="6.669cm" svg:y="18.047cm">
          <text:p text:style-name="P2">3</text:p>
        </draw:circle>
        <draw:circle draw:style-name="gr1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1" draw:layer="layout" svg:width="1.016cm" svg:height="1.016cm" svg:x="4.72cm" svg:y="11.308cm">
          <text:p text:style-name="P1">3</text:p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/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66cm" svg:height="1.675cm" svg:x="22.352cm" svg:y="1.525cm">
          <draw:text-box>
            <text:p>MIN = 3</text:p>
            <text:p>MAX= -INF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1" draw:text-style-name="P2" draw:layer="layout" svg:width="1.016cm" svg:height="1.016cm" svg:x="5.439cm" svg:y="18.047cm">
          <text:p text:style-name="P2">5</text:p>
        </draw:circle>
        <draw:circle draw:style-name="gr1" draw:text-style-name="P2" draw:layer="layout" svg:width="1.016cm" svg:height="1.016cm" svg:x="6.669cm" svg:y="18.047cm">
          <text:p text:style-name="P2">3</text:p>
        </draw:circle>
        <draw:circle draw:style-name="gr1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/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66cm" svg:height="1.675cm" svg:x="22.352cm" svg:y="1.525cm">
          <draw:text-box>
            <text:p>MIN = 0</text:p>
            <text:p>MAX= -INF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1" draw:text-style-name="P2" draw:layer="layout" svg:width="1.016cm" svg:height="1.016cm" svg:x="6.669cm" svg:y="18.047cm">
          <text:p text:style-name="P2">3</text:p>
        </draw:circle>
        <draw:circle draw:style-name="gr1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/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66cm" svg:height="1.675cm" svg:x="22.352cm" svg:y="1.525cm">
          <draw:text-box>
            <text:p>MIN = 0</text:p>
            <text:p>MAX= -INF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1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/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66cm" svg:height="1.675cm" svg:x="22.352cm" svg:y="1.525cm">
          <draw:text-box>
            <text:p>MIN = 0</text:p>
            <text:p>MAX= -INF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1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1" draw:layer="layout" svg:width="1.016cm" svg:height="1.016cm" svg:x="10.409cm" svg:y="11.317cm">
          <text:p/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1" draw:layer="layout" svg:width="1.016cm" svg:height="1.016cm" svg:x="13.398cm" svg:y="4.466cm">
          <text:p text:style-name="P1">0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419cm" svg:height="1.675cm" svg:x="22.352cm" svg:y="1.525cm">
          <draw:text-box>
            <text:p>MIN = INF</text:p>
            <text:p>MAX= 0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1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1" draw:layer="layout" svg:width="1.016cm" svg:height="1.016cm" svg:x="10.409cm" svg:y="11.317cm">
          <text:p text:style-name="P1">2</text:p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0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2</text:p>
            <text:p>MAX= 0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1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2</text:p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0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2</text:p>
            <text:p>MAX= 0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1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2</text:p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0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2</text:p>
            <text:p>MAX= 0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0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1</text:p>
            <text:p>MAX= 0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1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1" draw:layer="layout" svg:width="1.016cm" svg:height="1.016cm" svg:x="16.219cm" svg:y="11.317cm">
          <text:p/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1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3.419cm" svg:height="1.675cm" svg:x="22.352cm" svg:y="1.525cm">
          <draw:text-box>
            <text:p>MIN = INF</text:p>
            <text:p>MAX= 1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5" draw:text-style-name="P2" draw:layer="layout" svg:width="1.016cm" svg:height="1.016cm" svg:x="14.47cm" svg:y="18.058cm">
          <text:p text:style-name="P2">0</text:p>
        </draw:circle>
        <draw:circle draw:style-name="gr1" draw:text-style-name="P2" draw:layer="layout" svg:width="1.016cm" svg:height="1.016cm" svg:x="15.659cm" svg:y="18.067cm">
          <text:p text:style-name="P2">2</text:p>
        </draw:circle>
        <draw:circle draw:style-name="gr1" draw:text-style-name="P2" draw:layer="layout" svg:width="1.016cm" svg:height="1.016cm" svg:x="16.869cm" svg:y="18.067cm">
          <text:p text:style-name="P2">5</text:p>
        </draw:circle>
        <draw:circle draw:style-name="gr1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1" draw:layer="layout" svg:width="1.016cm" svg:height="1.016cm" svg:x="16.219cm" svg:y="11.317cm">
          <text:p text:style-name="P1">0</text:p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1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0</text:p>
            <text:p>MAX= 1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5" draw:text-style-name="P2" draw:layer="layout" svg:width="1.016cm" svg:height="1.016cm" svg:x="14.47cm" svg:y="18.058cm">
          <text:p text:style-name="P2">0</text:p>
        </draw:circle>
        <draw:circle draw:style-name="gr6" draw:text-style-name="P2" draw:layer="layout" svg:width="1.016cm" svg:height="1.016cm" svg:x="15.659cm" svg:y="18.067cm">
          <text:p text:style-name="P2">2</text:p>
        </draw:circle>
        <draw:circle draw:style-name="gr6" draw:text-style-name="P2" draw:layer="layout" svg:width="1.016cm" svg:height="1.016cm" svg:x="16.869cm" svg:y="18.067cm">
          <text:p text:style-name="P2">5</text:p>
        </draw:circle>
        <draw:circle draw:style-name="gr6" draw:text-style-name="P2" draw:layer="layout" svg:width="1.016cm" svg:height="1.016cm" svg:x="18.099cm" svg:y="18.067cm">
          <text:p text:style-name="P2">1</text:p>
        </draw:circle>
        <draw:circle draw:style-name="gr1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2" draw:layer="layout" svg:width="1.016cm" svg:height="1.016cm" svg:x="16.219cm" svg:y="11.317cm">
          <text:p text:style-name="P2">0</text:p>
        </draw:circle>
        <draw:circle draw:style-name="gr1" draw:text-style-name="P1" draw:layer="layout" svg:width="1.016cm" svg:height="1.016cm" svg:x="22.149cm" svg:y="11.317cm">
          <text:p/>
        </draw:circle>
        <draw:circle draw:style-name="gr1" draw:text-style-name="P2" draw:layer="layout" svg:width="1.016cm" svg:height="1.016cm" svg:x="13.398cm" svg:y="4.466cm">
          <text:p text:style-name="P2">1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4.138cm" svg:height="2.387cm" svg:x="22.352cm" svg:y="1.525cm">
          <draw:text-box>
            <text:p>MIN = 0</text:p>
            <text:p>MAX= 1</text:p>
            <text:p><text:span text:style-name="T1">MIN &gt;= MA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5" draw:text-style-name="P2" draw:layer="layout" svg:width="1.016cm" svg:height="1.016cm" svg:x="14.47cm" svg:y="18.058cm">
          <text:p text:style-name="P2">0</text:p>
        </draw:circle>
        <draw:circle draw:style-name="gr6" draw:text-style-name="P2" draw:layer="layout" svg:width="1.016cm" svg:height="1.016cm" svg:x="15.659cm" svg:y="18.067cm">
          <text:p text:style-name="P2">2</text:p>
        </draw:circle>
        <draw:circle draw:style-name="gr6" draw:text-style-name="P2" draw:layer="layout" svg:width="1.016cm" svg:height="1.016cm" svg:x="16.869cm" svg:y="18.067cm">
          <text:p text:style-name="P2">5</text:p>
        </draw:circle>
        <draw:circle draw:style-name="gr6" draw:text-style-name="P2" draw:layer="layout" svg:width="1.016cm" svg:height="1.016cm" svg:x="18.099cm" svg:y="18.067cm">
          <text:p text:style-name="P2">1</text:p>
        </draw:circle>
        <draw:circle draw:style-name="gr5" draw:text-style-name="P2" draw:layer="layout" svg:width="1.016cm" svg:height="1.016cm" svg:x="20.38cm" svg:y="18.038cm">
          <text:p text:style-name="P2">1</text:p>
        </draw:circle>
        <draw:circle draw:style-name="gr1" draw:text-style-name="P2" draw:layer="layout" svg:width="1.016cm" svg:height="1.016cm" svg:x="21.569cm" svg:y="18.047cm">
          <text:p text:style-name="P2">2</text:p>
        </draw:circle>
        <draw:circle draw:style-name="gr1" draw:text-style-name="P2" draw:layer="layout" svg:width="1.016cm" svg:height="1.016cm" svg:x="22.779cm" svg:y="18.047cm">
          <text:p text:style-name="P2">3</text:p>
        </draw:circle>
        <draw:circle draw:style-name="gr1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2" draw:layer="layout" svg:width="1.016cm" svg:height="1.016cm" svg:x="16.219cm" svg:y="11.317cm">
          <text:p text:style-name="P2">0</text:p>
        </draw:circle>
        <draw:circle draw:style-name="gr1" draw:text-style-name="P1" draw:layer="layout" svg:width="1.016cm" svg:height="1.016cm" svg:x="22.149cm" svg:y="11.317cm">
          <text:p text:style-name="P1">1</text:p>
        </draw:circle>
        <draw:circle draw:style-name="gr1" draw:text-style-name="P2" draw:layer="layout" svg:width="1.016cm" svg:height="1.016cm" svg:x="13.398cm" svg:y="4.466cm">
          <text:p text:style-name="P2">1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2.775cm" svg:height="1.675cm" svg:x="22.352cm" svg:y="1.525cm">
          <draw:text-box>
            <text:p>MIN = 1</text:p>
            <text:p>MAX= 1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ircle draw:style-name="gr5" draw:text-style-name="P2" draw:layer="layout" svg:width="1.016cm" svg:height="1.016cm" svg:x="3.04cm" svg:y="18.038cm">
          <text:p text:style-name="P2">3</text:p>
        </draw:circle>
        <draw:circle draw:style-name="gr5" draw:text-style-name="P2" draw:layer="layout" svg:width="1.016cm" svg:height="1.016cm" svg:x="4.229cm" svg:y="18.047cm">
          <text:p text:style-name="P2">0</text:p>
        </draw:circle>
        <draw:circle draw:style-name="gr5" draw:text-style-name="P2" draw:layer="layout" svg:width="1.016cm" svg:height="1.016cm" svg:x="5.439cm" svg:y="18.047cm">
          <text:p text:style-name="P2">5</text:p>
        </draw:circle>
        <draw:circle draw:style-name="gr5" draw:text-style-name="P2" draw:layer="layout" svg:width="1.016cm" svg:height="1.016cm" svg:x="6.669cm" svg:y="18.047cm">
          <text:p text:style-name="P2">3</text:p>
        </draw:circle>
        <draw:circle draw:style-name="gr5" draw:text-style-name="P2" draw:layer="layout" svg:width="1.016cm" svg:height="1.016cm" svg:x="8.79cm" svg:y="18.048cm">
          <text:p text:style-name="P2">2</text:p>
        </draw:circle>
        <draw:circle draw:style-name="gr5" draw:text-style-name="P2" draw:layer="layout" svg:width="1.016cm" svg:height="1.016cm" svg:x="9.979cm" svg:y="18.057cm">
          <text:p text:style-name="P2">7</text:p>
        </draw:circle>
        <draw:circle draw:style-name="gr5" draw:text-style-name="P2" draw:layer="layout" svg:width="1.016cm" svg:height="1.016cm" svg:x="11.189cm" svg:y="18.057cm">
          <text:p text:style-name="P2">6</text:p>
        </draw:circle>
        <draw:circle draw:style-name="gr5" draw:text-style-name="P2" draw:layer="layout" svg:width="1.016cm" svg:height="1.016cm" svg:x="12.419cm" svg:y="18.057cm">
          <text:p text:style-name="P2">1</text:p>
        </draw:circle>
        <draw:circle draw:style-name="gr5" draw:text-style-name="P2" draw:layer="layout" svg:width="1.016cm" svg:height="1.016cm" svg:x="14.47cm" svg:y="18.058cm">
          <text:p text:style-name="P2">0</text:p>
        </draw:circle>
        <draw:circle draw:style-name="gr6" draw:text-style-name="P2" draw:layer="layout" svg:width="1.016cm" svg:height="1.016cm" svg:x="15.659cm" svg:y="18.067cm">
          <text:p text:style-name="P2">2</text:p>
        </draw:circle>
        <draw:circle draw:style-name="gr6" draw:text-style-name="P2" draw:layer="layout" svg:width="1.016cm" svg:height="1.016cm" svg:x="16.869cm" svg:y="18.067cm">
          <text:p text:style-name="P2">5</text:p>
        </draw:circle>
        <draw:circle draw:style-name="gr6" draw:text-style-name="P2" draw:layer="layout" svg:width="1.016cm" svg:height="1.016cm" svg:x="18.099cm" svg:y="18.067cm">
          <text:p text:style-name="P2">1</text:p>
        </draw:circle>
        <draw:circle draw:style-name="gr5" draw:text-style-name="P2" draw:layer="layout" svg:width="1.016cm" svg:height="1.016cm" svg:x="20.38cm" svg:y="18.038cm">
          <text:p text:style-name="P2">1</text:p>
        </draw:circle>
        <draw:circle draw:style-name="gr6" draw:text-style-name="P2" draw:layer="layout" svg:width="1.016cm" svg:height="1.016cm" svg:x="21.569cm" svg:y="18.047cm">
          <text:p text:style-name="P2">2</text:p>
        </draw:circle>
        <draw:circle draw:style-name="gr6" draw:text-style-name="P2" draw:layer="layout" svg:width="1.016cm" svg:height="1.016cm" svg:x="22.779cm" svg:y="18.047cm">
          <text:p text:style-name="P2">3</text:p>
        </draw:circle>
        <draw:circle draw:style-name="gr6" draw:text-style-name="P2" draw:layer="layout" svg:width="1.016cm" svg:height="1.016cm" svg:x="24.009cm" svg:y="18.047cm">
          <text:p text:style-name="P2">4</text:p>
        </draw:circle>
        <draw:circle draw:style-name="gr1" draw:text-style-name="P2" draw:layer="layout" svg:width="1.016cm" svg:height="1.016cm" svg:x="4.72cm" svg:y="11.308cm">
          <text:p text:style-name="P2">0</text:p>
        </draw:circle>
        <draw:circle draw:style-name="gr1" draw:text-style-name="P2" draw:layer="layout" svg:width="1.016cm" svg:height="1.016cm" svg:x="10.409cm" svg:y="11.317cm">
          <text:p text:style-name="P2">1</text:p>
        </draw:circle>
        <draw:circle draw:style-name="gr1" draw:text-style-name="P2" draw:layer="layout" svg:width="1.016cm" svg:height="1.016cm" svg:x="16.219cm" svg:y="11.317cm">
          <text:p text:style-name="P2">0</text:p>
        </draw:circle>
        <draw:circle draw:style-name="gr1" draw:text-style-name="P2" draw:layer="layout" svg:width="1.016cm" svg:height="1.016cm" svg:x="22.149cm" svg:y="11.317cm">
          <text:p text:style-name="P2">1</text:p>
        </draw:circle>
        <draw:circle draw:style-name="gr1" draw:text-style-name="P2" draw:layer="layout" svg:width="1.016cm" svg:height="1.016cm" svg:x="13.398cm" svg:y="4.466cm">
          <text:p text:style-name="P2">1</text:p>
        </draw:circle>
        <draw:line draw:style-name="gr2" draw:text-style-name="P1" draw:layer="layout" svg:x1="3.556cm" svg:y1="17.78cm" svg:x2="5.08cm" svg:y2="12.446cm">
          <text:p/>
        </draw:line>
        <draw:line draw:style-name="gr2" draw:text-style-name="P1" draw:layer="layout" svg:x1="4.826cm" svg:y1="17.78cm" svg:x2="5.08cm" svg:y2="12.954cm">
          <text:p/>
        </draw:line>
        <draw:line draw:style-name="gr2" draw:text-style-name="P1" draw:layer="layout" svg:x1="5.842cm" svg:y1="17.78cm" svg:x2="5.334cm" svg:y2="12.954cm">
          <text:p/>
        </draw:line>
        <draw:line draw:style-name="gr2" draw:text-style-name="P1" draw:layer="layout" svg:x1="7.112cm" svg:y1="17.78cm" svg:x2="5.334cm" svg:y2="12.446cm">
          <text:p/>
        </draw:line>
        <draw:line draw:style-name="gr2" draw:text-style-name="P1" draw:layer="layout" svg:x1="9.315cm" svg:y1="17.779cm" svg:x2="10.839cm" svg:y2="12.445cm">
          <text:p/>
        </draw:line>
        <draw:line draw:style-name="gr2" draw:text-style-name="P1" draw:layer="layout" svg:x1="10.585cm" svg:y1="17.779cm" svg:x2="10.839cm" svg:y2="12.953cm">
          <text:p/>
        </draw:line>
        <draw:line draw:style-name="gr2" draw:text-style-name="P1" draw:layer="layout" svg:x1="11.601cm" svg:y1="17.779cm" svg:x2="11.093cm" svg:y2="12.953cm">
          <text:p/>
        </draw:line>
        <draw:line draw:style-name="gr2" draw:text-style-name="P1" draw:layer="layout" svg:x1="12.871cm" svg:y1="17.779cm" svg:x2="11.093cm" svg:y2="12.445cm">
          <text:p/>
        </draw:line>
        <draw:line draw:style-name="gr2" draw:text-style-name="P1" draw:layer="layout" svg:x1="15.005cm" svg:y1="17.779cm" svg:x2="16.529cm" svg:y2="12.445cm">
          <text:p/>
        </draw:line>
        <draw:line draw:style-name="gr2" draw:text-style-name="P1" draw:layer="layout" svg:x1="16.275cm" svg:y1="17.779cm" svg:x2="16.529cm" svg:y2="12.953cm">
          <text:p/>
        </draw:line>
        <draw:line draw:style-name="gr2" draw:text-style-name="P1" draw:layer="layout" svg:x1="17.291cm" svg:y1="17.779cm" svg:x2="16.783cm" svg:y2="12.953cm">
          <text:p/>
        </draw:line>
        <draw:line draw:style-name="gr2" draw:text-style-name="P1" draw:layer="layout" svg:x1="18.561cm" svg:y1="17.779cm" svg:x2="16.783cm" svg:y2="12.445cm">
          <text:p/>
        </draw:line>
        <draw:line draw:style-name="gr2" draw:text-style-name="P1" draw:layer="layout" svg:x1="20.914cm" svg:y1="17.778cm" svg:x2="22.438cm" svg:y2="12.444cm">
          <text:p/>
        </draw:line>
        <draw:line draw:style-name="gr2" draw:text-style-name="P1" draw:layer="layout" svg:x1="22.184cm" svg:y1="17.778cm" svg:x2="22.438cm" svg:y2="12.952cm">
          <text:p/>
        </draw:line>
        <draw:line draw:style-name="gr2" draw:text-style-name="P1" draw:layer="layout" svg:x1="23.2cm" svg:y1="17.778cm" svg:x2="22.692cm" svg:y2="12.952cm">
          <text:p/>
        </draw:line>
        <draw:line draw:style-name="gr2" draw:text-style-name="P1" draw:layer="layout" svg:x1="24.47cm" svg:y1="17.778cm" svg:x2="22.692cm" svg:y2="12.444cm">
          <text:p/>
        </draw:line>
        <draw:line draw:style-name="gr2" draw:text-style-name="P1" draw:layer="layout" svg:x1="5.334cm" svg:y1="11.176cm" svg:x2="13.208cm" svg:y2="5.588cm">
          <text:p/>
        </draw:line>
        <draw:line draw:style-name="gr2" draw:text-style-name="P1" draw:layer="layout" svg:x1="10.922cm" svg:y1="11.176cm" svg:x2="13.462cm" svg:y2="5.842cm">
          <text:p/>
        </draw:line>
        <draw:line draw:style-name="gr2" draw:text-style-name="P1" draw:layer="layout" svg:x1="16.764cm" svg:y1="11.176cm" svg:x2="14.224cm" svg:y2="5.842cm">
          <text:p/>
        </draw:line>
        <draw:line draw:style-name="gr2" draw:text-style-name="P1" draw:layer="layout" svg:x1="22.352cm" svg:y1="11.176cm" svg:x2="14.478cm" svg:y2="5.588cm">
          <text:p/>
        </draw:line>
        <draw:frame draw:style-name="gr3" draw:text-style-name="P3" draw:layer="layout" svg:width="2.123cm" svg:height="0.963cm" svg:x="1.352cm" svg:y="4.318cm">
          <draw:text-box>
            <text:p text:style-name="P3">White</text:p>
          </draw:text-box>
        </draw:frame>
        <draw:frame draw:style-name="gr3" draw:text-style-name="P3" draw:layer="layout" svg:width="2.051cm" svg:height="0.963cm" svg:x="1.27cm" svg:y="11.43cm">
          <draw:text-box>
            <text:p text:style-name="P3">Black</text:p>
          </draw:text-box>
        </draw:frame>
        <draw:frame draw:style-name="gr3" draw:layer="layout" svg:width="4.138cm" svg:height="2.387cm" svg:x="22.352cm" svg:y="1.525cm">
          <draw:text-box>
            <text:p>MIN = 1</text:p>
            <text:p>MAX= 1</text:p>
            <text:p><text:span text:style-name="T1">MIN &gt;= MA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7T11:09:05.49</meta:creation-date>
    <meta:editing-duration>PT46S</meta:editing-duration>
    <meta:editing-cycles>2</meta:editing-cycles>
    <dc:date>2012-12-27T11:46:23.24</dc:date>
    <meta:document-statistic meta:object-count="711"/>
    <meta:generator>OpenOffice.org/3.4.1$Win32 OpenOffice.org_project/341m1$Build-9593</meta:generator>
  </office:meta>
</office:document-meta>
</file>